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instrukce" style:family="text">
      <style:text-properties style:use-window-font-color="true"/>
    </style:style>
    <style:style style:name="T19" style:parent-style-name="instrukce" style:family="text">
      <style:text-properties style:use-window-font-color="true"/>
    </style:style>
    <style:style style:name="T20" style:parent-style-name="instrukce" style:family="text">
      <style:text-properties style:use-window-font-color="true"/>
    </style:style>
    <style:style style:name="P21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22/2024</text:p>
            <text:p text:style-name="Normální">KVOP-14094/2024</text:p>
            <text:p text:style-name="Normální"><text:bookmark-start text:name="Text3"/>09. 04. 2024<text:bookmark-end text:name="Text3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Mgr.<text:s/>T. T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P17">DOPORUČENĚ</text:p>
            <text:p text:style-name="Normální"/>
            <text:p text:style-name="Normální"/>
          </table:table-cell>
        </table:table-row>
      </table:table>
      <text:h text:style-name="Nadpis1" text:outline-level="1">Sdělení o vyřízení žádosti o informace</text:h>
      <text:h text:style-name="Nadpis1" text:outline-level="1">podle zákona č. 106/1999 Sb., o svobodném přístupu k informacím</text:h>
      <text:p text:style-name="Základnítext">Vážený pane magistře,</text:p>
      <text:p text:style-name="Základnítext">dne<text:s/><text:span text:style-name="T18">5.</text:span><text:s/>4. 2024 obdržela Kancelář veřejného ochránce práv Vaši žádost o informace. Žádáte o zaslání Pravidel OSN o minimálních standardech zacházení s vězněnými osobami (Pravidla Nelsona Mandely) a Evropských vězeňských pravidel<text:span text:style-name="T19">, a to<text:s/></text:span>v aktuálním českém znění.</text:p>
      <text:p text:style-name="Základnítext"><text:span text:style-name="T20">Požadované dokumenty Vám zasílám v příloze.</text:span></text:p>
      <text:p text:style-name="Základnítext">S pozdravem</text:p>
      <text:p text:style-name="Základnítext"/>
      <text:p text:style-name="P21">JUDr. Pavel Pořízek, Ph.D.</text:p>
      <text:p text:style-name="podpis">vedoucí Kanceláře veřejného<text:s/>ochránce práv</text:p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říloha"/>
      <text:p text:style-name="Příloha">Přílohy</text:p>
      <text:p text:style-name="Normální">Evropská vězeňská pravidla</text:p>
      <text:p text:style-name="Normální">Standardní minimální pravidla OSN pro zacházení s vězněnými osobami<text:s/></text:p>
      <text:p text:style-name="Normální"/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D31E*</text:span></text:p>
        <text:p text:style-name="P12"><text:span text:style-name="T13">KVOPX00ED31E</text:span>KVOPX00ED31E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05-06T08:28:00Z</meta:creation-date>
    <dc:date>2024-05-06T08:30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10" meta:character-count="759" meta:row-count="5" meta:non-whitespace-character-count="650"/>
  </office:meta>
</office:document-meta>
</file>